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AD0000001DA017DAED971EF2AC.png" manifest:media-type="image/png"/>
  <manifest:file-entry manifest:full-path="Pictures/10000201000002AD000001080043E836AF1928DD.png" manifest:media-type="image/png"/>
  <manifest:file-entry manifest:full-path="Pictures/100002010000030400000027A884B0101D87E737.png" manifest:media-type="image/png"/>
  <manifest:file-entry manifest:full-path="Pictures/1000020100000342000001AF88AC4E3940248F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23cm" svg:height="6.984cm" svg:x="0.7cm" svg:y="4.7cm">
          <draw:image xlink:href="Pictures/10000201000002AD000001080043E836AF1928DD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9.818cm" svg:x="1.001cm" svg:y="1.282cm">
          <draw:image xlink:href="Pictures/1000020100000342000001AF88AC4E3940248FA1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0.958cm" svg:x="0.7cm" svg:y="11.842cm">
          <draw:image xlink:href="Pictures/100002010000030400000027A884B0101D87E737.png" xlink:type="simple" xlink:show="embed" xlink:actuate="onLoad" loext:mime-type="image/png">
            <text:p/>
          </draw:image>
        </draw:frame>
        <draw:frame draw:style-name="gr1" draw:text-style-name="P1" draw:layer="layout" svg:width="18.123cm" svg:height="0.766cm" svg:x="1.3cm" svg:y="1cm">
          <draw:image xlink:href="Pictures/10000201000002AD0000001DA017DAED971EF2A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6:29:12.484707515</meta:creation-date>
    <dc:date>2020-02-13T18:14:44.029267911</dc:date>
    <meta:editing-duration>PT12M45S</meta:editing-duration>
    <meta:editing-cycles>4</meta:editing-cycles>
    <meta:generator>LibreOffice/6.3.4.2$Linux_X86_64 LibreOffice_project/30$Build-2</meta:generator>
    <meta:document-statistic meta:object-count="4"/>
  </office:meta>
</office:document-meta>
</file>